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ae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svg:stroke-color="#ff000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35cm" draw:marker-end-width="0.3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0000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dash" draw:stroke-dash="Fine_20_Dashed" svg:stroke-color="#ff0000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8" style:family="graphic" style:parent-style-name="standard">
      <style:graphic-properties draw:stroke="solid" draw:stroke-dash="Ultrafine_20_Dashed" svg:stroke-color="#ff0000" draw:marker-start="Arrow" draw:marker-start-width="0.3cm" draw:marker-end="Arrow" draw:marker-end-width="0.3cm" draw:fill="solid" draw:fill-color="#ff0000" draw:textarea-horizontal-align="center" draw:textarea-vertical-align="middle"/>
    </style:style>
    <style:style style:name="gr1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solid" draw:stroke-dash="Ultrafine_20_Dashed" svg:stroke-color="#ff0000" draw:fill="solid" draw:fill-color="#ff0000" draw:textarea-horizontal-align="center" draw:textarea-vertical-align="middle"/>
    </style:style>
    <style:style style:name="gr21" style:family="graphic" style:parent-style-name="standard">
      <style:graphic-properties draw:stroke="solid" draw:stroke-dash="Ultrafine_20_Dashed" svg:stroke-color="#000000" draw:marker-start="Arrow" draw:marker-start-width="0.3cm" draw:marker-end="Arrow" draw:marker-end-width="0.3cm" draw:fill="solid" draw:fill-color="#ff0000" draw:textarea-horizontal-align="center" draw:textarea-vertical-align="middle"/>
    </style:style>
    <style:style style:name="gr22" style:family="graphic" style:parent-style-name="standard">
      <style:graphic-properties svg:stroke-width="0.06cm" draw:marker-start-width="0.29cm" draw:marker-end-width="0.29cm" draw:fill="solid" draw:fill-color="#ffffff" draw:textarea-horizontal-align="center" draw:textarea-vertical-align="middle" fo:padding-top="0.155cm" fo:padding-bottom="0.155cm" fo:padding-left="0.28cm" fo:padding-right="0.28cm"/>
    </style:style>
    <style:style style:name="gr23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fill-color="#ffffff" draw:textarea-horizontal-align="center" draw:textarea-vertical-align="middle"/>
    </style:style>
    <style:style style:name="gr30" style:family="graphic" style:parent-style-name="standard">
      <style:graphic-properties draw:marker-end="Arrow" draw:marker-end-width="0.3cm" draw:fill="solid" draw:fill-color="#ff420e" draw:textarea-horizontal-align="center" draw:textarea-vertical-align="middle"/>
    </style:style>
    <style:style style:name="gr31" style:family="graphic" style:parent-style-name="standard">
      <style:graphic-properties draw:fill="solid" draw:fill-color="#ff420e" draw:textarea-horizontal-align="center" draw:textarea-vertical-align="middle"/>
    </style:style>
    <style:style style:name="gr32" style:family="graphic" style:parent-style-name="standard">
      <style:graphic-properties draw:fill="solid" draw:fill-color="#579d1c" draw:textarea-horizontal-align="center" draw:textarea-vertical-align="middle"/>
    </style:style>
    <style:style style:name="gr3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4" style:family="graphic" style:parent-style-name="standard">
      <style:graphic-properties draw:stroke="solid" svg:stroke-width="0.05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.05cm" svg:stroke-color="#000000" draw:fill="none" draw:fill-color="#ffffff" fo:min-height="0.5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cm" draw:fill="solid" draw:fill-color="#579d1c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solid" svg:stroke-width="0.0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cm" draw:marker-start-width="0.2cm" draw:marker-end-width="0.2cm" draw:fill="solid" draw:fill-color="#c5000b" draw:textarea-horizontal-align="center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svg:stroke-width="0.05cm" draw:marker-start-width="0.075cm" draw:marker-end-width="0.075cm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ff0000" draw:textarea-horizontal-align="center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Ultrafine_20_Dashed" svg:stroke-width="0.05cm" svg:stroke-color="#ff0000" draw:textarea-horizontal-align="center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draw:stroke-dash="Ultrafine_20_Dashed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.05cm" svg:stroke-color="#000000" draw:marker-start="Arrow" draw:marker-start-width="0.15cm" draw:marker-end="Arrow" draw:marker-end-width="0.15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dash" draw:stroke-dash="Ultrafine_20_Dashed" svg:stroke-width="0.02cm" svg:stroke-color="#000000" draw:marker-start-width="0.155cm" draw:marker-end-width="0.155cm" draw:textarea-horizontal-align="center" draw:textarea-vertical-align="middle" fo:padding-top="0.135cm" fo:padding-bottom="0.135cm" fo:padding-left="0.26cm" fo:padding-right="0.26cm"/>
    </style:style>
    <style:style style:name="gr46" style:family="graphic" style:parent-style-name="standard">
      <style:graphic-properties draw:stroke="dash" draw:stroke-dash="Ultrafine_20_Dashed" svg:stroke-width="0.05cm" svg:stroke-color="#579d1c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draw:stroke-dash="Ultrafine_20_Dashed" svg:stroke-width="0.05cm" svg:stroke-color="#579d1c" draw:marker-end="Arrow" draw:marker-end-width="0.15cm" draw:fill="solid" draw:fill-color="#579d1c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co1" style:family="table-column">
      <style:table-column-properties style:column-width="1.192cm" style:use-optimal-column-width="false"/>
    </style:style>
    <style:style style:name="co2" style:family="table-column">
      <style:table-column-properties style:column-width="1.193cm" style:use-optimal-column-width="false"/>
    </style:style>
    <style:style style:name="co3" style:family="table-column">
      <style:table-column-properties style:column-width="4.352cm" style:use-optimal-column-width="false"/>
    </style:style>
    <style:style style:name="co4" style:family="table-column">
      <style:table-column-properties style:column-width="2.047cm" style:use-optimal-column-width="false"/>
    </style:style>
    <style:style style:name="co5" style:family="table-column">
      <style:table-column-properties style:column-width="2.214cm" style:use-optimal-column-width="false"/>
    </style:style>
    <style:style style:name="co6" style:family="table-column">
      <style:table-column-properties style:column-width="9.049cm" style:use-optimal-column-width="false"/>
    </style:style>
    <style:style style:name="co7" style:family="table-column">
      <style:table-column-properties style:column-width="1.873cm" style:use-optimal-column-width="false"/>
    </style:style>
    <style:style style:name="co8" style:family="table-column">
      <style:table-column-properties style:column-width="2.118cm" style:use-optimal-column-width="false"/>
    </style:style>
    <style:style style:name="co9" style:family="table-column">
      <style:table-column-properties style:column-width="5.082cm" style:use-optimal-column-width="false"/>
    </style:style>
    <style:style style:name="ro1" style:family="table-row">
      <style:table-row-properties style:row-height="1.18cm"/>
    </style:style>
    <style:style style:name="ro2" style:family="table-row">
      <style:table-row-properties style:row-height="1.064cm"/>
    </style:style>
    <style:style style:name="ro3" style:family="table-row">
      <style:table-row-properties style:row-height="0.769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ae00" fo:font-size="15pt" style:font-size-asian="15pt" style:font-size-complex="15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ff0000" fo:font-size="15pt" style:font-size-asian="15pt" style:font-size-complex="15pt"/>
    </style:style>
    <style:style style:name="ce3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5pt" style:font-size-asian="15pt" style:font-size-complex="15pt"/>
    </style:style>
    <style:style style:name="ce4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color="#0000ff" fo:font-size="15pt" style:font-size-asian="15pt" style:font-size-complex="15pt"/>
    </style:style>
    <style:style style:name="ce5" style:family="table-cell">
      <style:graphic-properties draw:fill="solid" draw:fill-color="#ffffff" style:repeat="repeat"/>
      <style:paragraph-properties fo:border-left="0.001cm solid #ffffff" fo:border-right="0.001cm solid #ffffff" fo:border-top="0.001cm solid #000000" fo:border-bottom="0.001cm solid #000000"/>
    </style:style>
    <style:style style:name="ce6" style:family="table-cell">
      <style:graphic-properties draw:fill="solid" draw:fill-color="#ffffff" style:repeat="repeat"/>
      <style:paragraph-properties fo:text-align="end" fo:border-left="0.001cm solid #ffffff" fo:border-right="0.001cm solid #ffffff" fo:border-top="0.001cm solid #000000" fo:border-bottom="0.001cm solid #000000"/>
    </style:style>
    <style:style style:name="ce7" style:family="table-cell">
      <style:graphic-properties draw:fill="solid" draw:fill-color="#ffffff" style:repeat="repeat"/>
      <style:paragraph-properties fo:text-align="center" fo:border="0.001cm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000000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color="#ff0000" fo:font-size="13pt" style:font-size-asian="13pt" style:font-size-complex="13pt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style:paragraph-properties style:text-autospace="none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family="Arial" style:font-family-generic="swiss" style:font-pitch="variable" fo:font-size="14pt"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fo:font-size="13pt" style:font-size-asian="13pt" style:font-size-complex="13pt"/>
    </style:style>
    <style:style style:name="P14" style:family="paragraph">
      <style:text-properties fo:color="#ff0000" fo:font-size="15pt" style:font-size-asian="15pt" style:font-size-complex="15pt"/>
    </style:style>
    <style:style style:name="P15" style:family="paragraph">
      <style:paragraph-properties fo:text-align="center"/>
      <style:text-properties fo:color="#ff0000"/>
    </style:style>
    <style:style style:name="P16" style:family="paragraph">
      <style:text-properties fo:font-family="Calibri" style:font-family-generic="swiss" style:font-pitch="variable"/>
    </style:style>
    <style:style style:name="P17" style:family="paragraph">
      <style:paragraph-properties fo:text-align="center"/>
      <style:text-properties fo:font-family="Calibri" style:font-family-generic="swiss" style:font-pitch="variable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text-properties fo:font-family="Arial" style:font-family-generic="swiss" style:font-pitch="variable" fo:font-size="10pt" style:font-size-asian="10pt" style:font-size-complex="10pt"/>
    </style:style>
    <style:style style:name="T1" style:family="text">
      <style:text-properties fo:color="#00ae00" fo:font-family="Arial" style:font-family-generic="swiss" style:font-pitch="variable" fo:font-size="15pt" style:font-size-asian="15pt" style:font-size-complex="15pt"/>
    </style:style>
    <style:style style:name="T2" style:family="text">
      <style:text-properties fo:color="#00ae00" style:text-position="sub 58%" fo:font-size="18pt" style:font-size-asian="18pt" style:font-size-complex="18pt"/>
    </style:style>
    <style:style style:name="T3" style:family="text">
      <style:text-properties fo:color="#ff0000" fo:font-family="Arial" style:font-family-generic="swiss" style:font-pitch="variable" fo:font-size="15pt" style:font-size-asian="15pt" style:font-size-complex="15pt"/>
    </style:style>
    <style:style style:name="T4" style:family="text">
      <style:text-properties fo:color="#ff0000" style:text-position="sub 58%" fo:font-family="Arial" style:font-family-generic="swiss" style:font-pitch="variable"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7" style:family="text">
      <style:text-properties fo:color="#0000ff" style:text-position="sub 58%" fo:font-family="Arial" style:font-family-generic="swiss" style:font-pitch="variable" fo:font-size="18pt" style:font-size-asian="18pt" style:font-size-complex="18pt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color="#ff0000" fo:font-size="13pt" style:font-size-asian="13pt" style:font-size-complex="13pt"/>
    </style:style>
    <style:style style:name="T11" style:family="text">
      <style:text-properties fo:color="#ff0000"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text-position="sub 58%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color="#ff0000" fo:font-size="15pt" style:font-size-asian="15pt" style:font-size-complex="15pt"/>
    </style:style>
    <style:style style:name="T21" style:family="text">
      <style:text-properties fo:font-family="Calibri" style:font-family-generic="swiss" style:font-pitch="variable"/>
    </style:style>
    <style:style style:name="T22" style:family="text">
      <style:text-properties fo:font-family="Arial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cm" svg:height="2cm" svg:x="11.3cm" svg:y="7.1cm">
          <text:p/>
        </draw:ellipse>
        <draw:line draw:style-name="gr2" draw:text-style-name="P1" draw:layer="layout" svg:x1="4.4cm" svg:y1="7.5cm" svg:x2="11.9cm" svg:y2="7.5cm">
          <text:p/>
        </draw:line>
        <draw:line draw:style-name="gr2" draw:text-style-name="P1" draw:layer="layout" svg:x1="4.4cm" svg:y1="8.5cm" svg:x2="11.4cm" svg:y2="8.5cm">
          <text:p/>
        </draw:line>
        <draw:line draw:style-name="gr2" draw:text-style-name="P1" draw:layer="layout" svg:x1="11.4cm" svg:y1="8.5cm" svg:x2="15.9cm" svg:y2="11.5cm">
          <text:p/>
        </draw:line>
        <draw:line draw:style-name="gr2" draw:text-style-name="P1" draw:layer="layout" svg:x1="11.9cm" svg:y1="7.5cm" svg:x2="16.4cm" svg:y2="10.5cm">
          <text:p/>
        </draw:line>
        <draw:frame draw:style-name="standard" draw:layer="layout" svg:width="3.576cm" svg:height="1.179cm" svg:x="2.104cm" svg:y="5.3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l</text:span><text:span text:style-name="T2">2</text:span></text:p>
              </table:table-cell>
              <table:table-cell table:style-name="ce2">
                <text:p text:style-name="P1"><text:span text:style-name="T3">l</text:span><text:span text:style-name="T4">1</text:span></text:p>
              </table:table-cell>
              <table:table-cell table:style-name="ce3">
                <text:p text:style-name="P1"><text:span text:style-name="T5">I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76cm" svg:height="1.179cm" svg:x="2.104cm" svg:y="9.2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l</text:span><text:span text:style-name="T2">2</text:span></text:p>
              </table:table-cell>
              <table:table-cell table:style-name="ce4">
                <text:p text:style-name="P1"><text:span text:style-name="T6">l</text:span><text:span text:style-name="T7">3</text:span></text:p>
              </table:table-cell>
              <table:table-cell table:style-name="ce3">
                <text:p text:style-name="P1"><text:span text:style-name="T5">I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384cm" svg:height="1.179cm" svg:x="13.323cm" svg:y="5.6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2">
                <text:p text:style-name="P1"><text:span text:style-name="T3">l</text:span><text:span text:style-name="T4">1</text:span></text:p>
              </table:table-cell>
              <table:table-cell table:style-name="ce3">
                <text:p text:style-name="P1"><text:span text:style-name="T5">IP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3" draw:text-style-name="P1" draw:layer="layout" svg:x1="3.5cm" svg:y1="7.8cm" svg:x2="11.913cm" svg:y2="7.8cm">
          <text:p/>
        </draw:line>
        <draw:line draw:style-name="gr3" draw:text-style-name="P1" draw:layer="layout" svg:x1="13.5cm" svg:y1="7cm" svg:x2="16.5cm" svg:y2="7cm">
          <text:p/>
        </draw:line>
        <draw:path draw:style-name="gr4" draw:text-style-name="P1" draw:layer="layout" svg:width="1.679cm" svg:height="0.812cm" svg:x="11.896cm" svg:y="6.994cm" svg:viewBox="0 0 1680 813" svg:d="m0 813c108 0 217 1 325 0 109-1 219-3 325-65 122-71 153-194 206-303 57-117 144-233 271-282 108-42 216-89 326-130l108-33h109 10">
          <text:p/>
        </draw:path>
        <draw:line draw:style-name="gr5" draw:text-style-name="P1" draw:layer="layout" svg:x1="3.5cm" svg:y1="8cm" svg:x2="11.913cm" svg:y2="8cm">
          <text:p/>
        </draw:line>
        <draw:line draw:style-name="gr6" draw:text-style-name="P1" draw:layer="layout" svg:x1="4cm" svg:y1="8.2cm" svg:x2="11.913cm" svg:y2="8.2cm">
          <text:p/>
        </draw:line>
        <draw:line draw:style-name="gr5" draw:text-style-name="P1" draw:layer="layout" svg:x1="11.9cm" svg:y1="8cm" svg:x2="16.4cm" svg:y2="11cm">
          <text:p/>
        </draw:line>
        <draw:line draw:style-name="gr6" draw:text-style-name="P1" draw:layer="layout" svg:x1="11.9cm" svg:y1="8.2cm" svg:x2="16.4cm" svg:y2="11.2cm">
          <text:p/>
        </draw:line>
        <draw:frame draw:style-name="standard" draw:layer="layout" svg:width="3.576cm" svg:height="1.179cm" svg:x="9.418cm" svg:y="10.0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l</text:span><text:span text:style-name="T2">2</text:span></text:p>
              </table:table-cell>
              <table:table-cell table:style-name="ce4">
                <text:p text:style-name="P1"><text:span text:style-name="T6">l</text:span><text:span text:style-name="T7">3</text:span></text:p>
              </table:table-cell>
              <table:table-cell table:style-name="ce3">
                <text:p text:style-name="P1"><text:span text:style-name="T5">IP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7" draw:text-style-name="P1" draw:layer="layout" svg:x1="3.6cm" svg:y1="6.7cm" svg:x2="3.6cm" svg:y2="7.7cm">
          <text:p/>
        </draw:line>
        <draw:line draw:style-name="gr7" draw:text-style-name="P1" draw:layer="layout" svg:x1="3.6cm" svg:y1="9.1cm" svg:x2="3.6cm" svg:y2="8.1cm">
          <text:p/>
        </draw:line>
        <draw:line draw:style-name="gr7" draw:text-style-name="P1" draw:layer="layout" svg:x1="11.5cm" svg:y1="10cm" svg:x2="14cm" svg:y2="9.5cm">
          <text:p/>
        </draw:line>
      </draw:page>
      <draw:page draw:name="page2" draw:style-name="dp1" draw:master-page-name="Standard">
        <draw:ellipse draw:style-name="gr8" draw:text-style-name="P1" draw:layer="layout" svg:width="10.5cm" svg:height="9cm" svg:x="4.5cm" svg:y="4.5cm">
          <text:p/>
        </draw:ellipse>
        <draw:path draw:style-name="gr9" draw:text-style-name="P1" draw:layer="layout" svg:width="5.144cm" svg:height="3.086cm" draw:transform="rotate (-1.03044239037844) translate (5.90000614120154cm 5.99999631582665cm)" svg:viewBox="0 0 5145 3087" svg:d="m0 0c2915 0 2915 0 3773 514s1372 2573 1372 2573">
          <text:p/>
        </draw:path>
        <draw:path draw:style-name="gr9" draw:text-style-name="P1" draw:layer="layout" svg:width="5.499cm" svg:height="2.499cm" svg:x="7.2cm" svg:y="10.2cm" svg:viewBox="0 0 5500 2500" svg:d="m0 0c3000 0 5500 2500 5500 2500">
          <text:p/>
        </draw:path>
        <draw:path draw:style-name="gr9" draw:text-style-name="P1" draw:layer="layout" svg:width="4.528cm" svg:height="0.858cm" draw:transform="rotate (0.67474428882088) translate (6.56342185796777cm 7.32928192396451cm)" svg:viewBox="0 0 4529 859" svg:d="m0 859c3202 0 4529-859 4529-859">
          <text:p/>
        </draw:path>
        <draw:path draw:style-name="gr9" draw:text-style-name="P1" draw:layer="layout" svg:width="7.117cm" svg:height="0.99cm" draw:transform="skewX (0.0204203522483298) rotate (-1.20165918999906) translate (9.93166853284895cm 5.86126863520254cm)" svg:viewBox="0 0 7118 991" svg:d="m0 991c4157 0 7118-991 7118-991">
          <text:p/>
        </draw:path>
        <draw:path draw:style-name="gr9" draw:text-style-name="P1" draw:layer="layout" svg:width="4.149cm" svg:height="1.226cm" draw:transform="skewX (0.0466002910282398) rotate (0.190066355542147) translate (10.8243540274402cm 9.08410801950416cm)" svg:viewBox="0 0 4150 1227" svg:d="m0 1227c2648 0 4150-1227 4150-1227">
          <text:p/>
        </draw:path>
        <draw:path draw:style-name="gr10" draw:text-style-name="P1" draw:layer="layout" svg:width="2.612cm" svg:height="3.13cm" draw:transform="rotate (-1.10706234454098) translate (12.1310227208735cm 4.26242065894888cm)" svg:viewBox="0 0 2613 3131" svg:d="m377 3130c2236 1 2236 1 2236 1l-670-3131c0 0-1342 447-1789 1341s223 1789 223 1789l2236 1">
          <text:p/>
        </draw:path>
        <draw:path draw:style-name="gr9" draw:text-style-name="P1" draw:layer="layout" svg:width="1.117cm" svg:height="-0.001cm" draw:transform="rotate (-1.10706234454098) translate (11cm 8.5cm)" svg:viewBox="0 0 1118 0" svg:d="m0 0c1118 0 1118 0 1118 0">
          <text:p/>
        </draw:path>
        <draw:path draw:style-name="gr10" draw:text-style-name="P1" draw:layer="layout" svg:width="1.824cm" svg:height="3.409cm" draw:transform="rotate (-1.10706234454098) translate (13.733852788544cm 6.34290141887341cm)" svg:viewBox="0 0 1825 3410" svg:d="m706 3410c1118 0 1118 0 1118 0l1-3354c0 0-1565-224-1789 223s670 3131 670 3131h1118">
          <text:p/>
        </draw:path>
        <draw:frame draw:style-name="gr11" draw:text-style-name="P2" draw:layer="layout" svg:width="1.822cm" svg:height="1.013cm" svg:x="10cm" svg:y="5.5cm">
          <draw:text-box>
            <text:p><text:span text:style-name="T8">FEC</text:span></text:p>
          </draw:text-box>
        </draw:frame>
        <draw:frame draw:style-name="gr11" draw:text-style-name="P2" draw:layer="layout" svg:width="1.822cm" svg:height="1.013cm" svg:x="11.678cm" svg:y="7.5cm">
          <draw:text-box>
            <text:p><text:span text:style-name="T8">FEC</text:span></text:p>
          </draw:text-box>
        </draw:frame>
        <draw:frame draw:style-name="gr11" draw:text-style-name="P3" draw:layer="layout" svg:width="1.822cm" svg:height="1.013cm" svg:x="7cm" svg:y="5.487cm">
          <draw:text-box>
            <text:p><text:span text:style-name="T9">FEC</text:span></text:p>
          </draw:text-box>
        </draw:frame>
        <draw:frame draw:style-name="gr11" draw:text-style-name="P3" draw:layer="layout" svg:width="1.822cm" svg:height="1.013cm" svg:x="5cm" svg:y="8.487cm">
          <draw:text-box>
            <text:p><text:span text:style-name="T9">FEC</text:span></text:p>
          </draw:text-box>
        </draw:frame>
        <draw:frame draw:style-name="gr11" draw:text-style-name="P3" draw:layer="layout" svg:width="1.822cm" svg:height="1.013cm" svg:x="7.678cm" svg:y="8.487cm">
          <draw:text-box>
            <text:p><text:span text:style-name="T9">FEC</text:span></text:p>
          </draw:text-box>
        </draw:frame>
        <draw:frame draw:style-name="gr11" draw:text-style-name="P3" draw:layer="layout" svg:width="1.822cm" svg:height="1.013cm" svg:x="8cm" svg:y="11.5cm">
          <draw:text-box>
            <text:p><text:span text:style-name="T9">FEC</text:span></text:p>
          </draw:text-box>
        </draw:frame>
        <draw:frame draw:style-name="gr11" draw:text-style-name="P3" draw:layer="layout" svg:width="1.822cm" svg:height="1.013cm" svg:x="12.478cm" svg:y="10.1cm">
          <draw:text-box>
            <text:p><text:span text:style-name="T9">FEC</text:span></text:p>
          </draw:text-box>
        </draw:frame>
        <draw:frame draw:style-name="gr11" draw:text-style-name="P4" draw:layer="layout" svg:width="2.669cm" svg:height="0.889cm" svg:x="1.5cm" svg:y="8.611cm">
          <draw:text-box>
            <text:p><text:span text:style-name="T5">Préfixe A</text:span></text:p>
          </draw:text-box>
        </draw:frame>
        <draw:frame draw:style-name="gr11" draw:text-style-name="P4" draw:layer="layout" svg:width="2.698cm" svg:height="0.889cm" svg:x="4.802cm" svg:y="13cm">
          <draw:text-box>
            <text:p><text:span text:style-name="T5">Préfixe B</text:span></text:p>
          </draw:text-box>
        </draw:frame>
        <draw:frame draw:style-name="gr11" draw:text-style-name="P4" draw:layer="layout" svg:width="2.728cm" svg:height="0.889cm" svg:x="13.272cm" svg:y="5cm">
          <draw:text-box>
            <text:p><text:span text:style-name="T5">Préfixe C</text:span></text:p>
          </draw:text-box>
        </draw:frame>
        <draw:frame draw:style-name="gr11" draw:text-style-name="P5" draw:layer="layout" svg:width="2.021cm" svg:height="0.809cm" svg:x="11.5cm" svg:y="4.191cm">
          <draw:text-box>
            <text:p><text:span text:style-name="T10">TOS <text:s/>A</text:span></text:p>
          </draw:text-box>
        </draw:frame>
        <draw:frame draw:style-name="gr11" draw:text-style-name="P5" draw:layer="layout" svg:width="2.046cm" svg:height="0.809cm" svg:x="14.5cm" svg:y="6.691cm">
          <draw:text-box>
            <text:p><text:span text:style-name="T10">TOS <text:s/>B</text:span></text:p>
          </draw:text-box>
        </draw:frame>
      </draw:page>
      <draw:page draw:name="page3" draw:style-name="dp1" draw:master-page-name="Standard">
        <draw:line draw:style-name="gr12" draw:text-style-name="P1" draw:layer="layout" svg:x1="9cm" svg:y1="11cm" svg:x2="9cm" svg:y2="6cm">
          <text:p/>
        </draw:line>
        <draw:line draw:style-name="gr12" draw:text-style-name="P1" draw:layer="layout" svg:x1="9cm" svg:y1="11cm" svg:x2="14.5cm" svg:y2="11cm">
          <text:p/>
        </draw:line>
        <draw:line draw:style-name="gr12" draw:text-style-name="P1" draw:layer="layout" svg:x1="9cm" svg:y1="11cm" svg:x2="5.5cm" svg:y2="13cm">
          <text:p/>
        </draw:line>
        <draw:frame draw:style-name="gr13" draw:layer="layout" svg:width="3.072cm" svg:height="0.963cm" svg:x="9.5cm" svg:y="5.5cm">
          <draw:text-box>
            <text:p>Sender 1</text:p>
          </draw:text-box>
        </draw:frame>
        <draw:frame draw:style-name="gr13" draw:layer="layout" svg:width="3.072cm" svg:height="0.963cm" svg:x="12.928cm" svg:y="11.5cm">
          <draw:text-box>
            <text:p>Sender 2</text:p>
          </draw:text-box>
        </draw:frame>
        <draw:frame draw:style-name="gr13" draw:layer="layout" svg:width="3.072cm" svg:height="0.963cm" svg:x="5.428cm" svg:y="13.5cm">
          <draw:text-box>
            <text:p>Sender 3</text:p>
          </draw:text-box>
        </draw:frame>
        <draw:line draw:style-name="gr14" draw:text-style-name="P1" draw:layer="layout" svg:x1="9cm" svg:y1="11cm" svg:x2="11.5cm" svg:y2="8cm">
          <text:p/>
        </draw:line>
        <draw:frame draw:style-name="gr15" draw:text-style-name="P2" draw:layer="layout" svg:width="3.072cm" svg:height="0.963cm" svg:x="11.928cm" svg:y="7.537cm">
          <draw:text-box>
            <text:p><text:span text:style-name="T8">Sender 4</text:span></text:p>
          </draw:text-box>
        </draw:frame>
      </draw:page>
      <draw:page draw:name="page4" draw:style-name="dp1" draw:master-page-name="Standard">
        <draw:line draw:style-name="gr12" draw:text-style-name="P1" draw:layer="layout" svg:x1="4.5cm" svg:y1="9cm" svg:x2="4.5cm" svg:y2="5cm">
          <text:p/>
        </draw:line>
        <draw:line draw:style-name="gr12" draw:text-style-name="P1" draw:layer="layout" svg:x1="4.5cm" svg:y1="9cm" svg:x2="12.5cm" svg:y2="9cm">
          <text:p/>
        </draw:line>
        <draw:path draw:style-name="gr16" draw:text-style-name="P1" draw:layer="layout" svg:width="7.723cm" svg:height="1.63cm" svg:x="4.524cm" svg:y="5.817cm" svg:viewBox="0 0 7724 1631" svg:d="m0 1438c251 27 479-131 640-299 167-174 347-405 619-405 384 0 127 370 320 533 210 178 464-50 512-277 45-215 151-437 85-641-84-260 372-580 342-106-14 220 87 428 149 640 63 215 208 461 491 491 293 31 390-317 640-320 320-4 281 441 555 554 297 123 381-278 533-426 182-177 438-186 640-384 257-252 383 230 427 405 61 243 298 428 512 341 213-86 377-347 640-298l214 42 213 22 192 21">
          <text:p/>
        </draw:path>
        <draw:line draw:style-name="gr17" draw:text-style-name="P1" draw:layer="layout" svg:x1="5.5cm" svg:y1="6.5cm" svg:x2="5.5cm" svg:y2="9cm">
          <text:p/>
        </draw:line>
        <draw:line draw:style-name="gr17" draw:text-style-name="P1" draw:layer="layout" svg:x1="6.5cm" svg:y1="7cm" svg:x2="6.5cm" svg:y2="9cm">
          <text:p/>
        </draw:line>
        <draw:line draw:style-name="gr17" draw:text-style-name="P1" draw:layer="layout" svg:x1="7.5cm" svg:y1="7cm" svg:x2="7.5cm" svg:y2="9cm">
          <text:p/>
        </draw:line>
        <draw:line draw:style-name="gr17" draw:text-style-name="P1" draw:layer="layout" svg:x1="8.5cm" svg:y1="7cm" svg:x2="8.5cm" svg:y2="9cm">
          <text:p/>
        </draw:line>
        <draw:line draw:style-name="gr17" draw:text-style-name="P1" draw:layer="layout" svg:x1="9.5cm" svg:y1="7cm" svg:x2="9.5cm" svg:y2="9cm">
          <text:p/>
        </draw:line>
        <draw:line draw:style-name="gr17" draw:text-style-name="P1" draw:layer="layout" svg:x1="10.5cm" svg:y1="7cm" svg:x2="10.5cm" svg:y2="9cm">
          <text:p/>
        </draw:line>
        <draw:line draw:style-name="gr17" draw:text-style-name="P1" draw:layer="layout" svg:x1="11.5cm" svg:y1="7cm" svg:x2="11.5cm" svg:y2="9cm">
          <text:p/>
        </draw:line>
        <draw:line draw:style-name="gr18" draw:text-style-name="P1" draw:layer="layout" svg:x1="4cm" svg:y1="6cm" svg:x2="4cm" svg:y2="9cm">
          <text:p/>
        </draw:line>
        <draw:frame draw:style-name="gr19" draw:text-style-name="P6" draw:layer="layout" svg:width="0.777cm" svg:height="0.806cm" svg:x="2.923cm" svg:y="8.6cm">
          <draw:text-box>
            <text:p><text:span text:style-name="T11">0</text:span></text:p>
          </draw:text-box>
        </draw:frame>
        <draw:frame draw:style-name="gr19" draw:text-style-name="P6" draw:layer="layout" svg:width="1.328cm" svg:height="0.806cm" svg:x="2.324cm" svg:y="5.6cm">
          <draw:text-box>
            <text:p><text:span text:style-name="T11">255</text:span></text:p>
          </draw:text-box>
        </draw:frame>
        <draw:line draw:style-name="gr20" draw:text-style-name="P1" draw:layer="layout" svg:x1="4.5cm" svg:y1="9cm" svg:x2="3.5cm" svg:y2="9cm">
          <text:p/>
        </draw:line>
        <draw:line draw:style-name="gr20" draw:text-style-name="P1" draw:layer="layout" svg:x1="4.5cm" svg:y1="6cm" svg:x2="3.5cm" svg:y2="6cm">
          <text:p/>
        </draw:line>
        <draw:line draw:style-name="gr21" draw:text-style-name="P1" draw:layer="layout" svg:x1="5.5cm" svg:y1="9.3cm" svg:x2="6.5cm" svg:y2="9.3cm">
          <text:p/>
        </draw:line>
        <draw:frame draw:style-name="gr19" draw:text-style-name="P4" draw:layer="layout" svg:width="1.963cm" svg:height="0.839cm" svg:x="5.062cm" svg:y="9.337cm">
          <draw:text-box>
            <text:p><text:span text:style-name="T5">125µs</text:span></text:p>
          </draw:text-box>
        </draw:frame>
      </draw:page>
      <draw:page draw:name="page5" draw:style-name="dp1" draw:master-page-name="Standard">
        <draw:line draw:style-name="gr22" draw:text-style-name="P1" draw:layer="layout" svg:x1="9.3cm" svg:y1="7.6cm" svg:x2="15.3cm" svg:y2="7.6cm">
          <text:p/>
        </draw:line>
        <draw:line draw:style-name="gr22" draw:text-style-name="P1" draw:layer="layout" svg:x1="9.3cm" svg:y1="7.2cm" svg:x2="15.3cm" svg:y2="7.2cm">
          <text:p/>
        </draw:line>
        <draw:line draw:style-name="gr23" draw:text-style-name="P1" draw:layer="layout" svg:x1="9.6cm" svg:y1="6.4cm" svg:x2="14.5cm" svg:y2="4.5cm">
          <text:p/>
        </draw:line>
        <draw:line draw:style-name="gr23" draw:text-style-name="P1" draw:layer="layout" svg:x1="9.6cm" svg:y1="6.8cm" svg:x2="14.5cm" svg:y2="5cm">
          <text:p/>
        </draw:line>
        <draw:line draw:style-name="gr23" draw:text-style-name="P1" draw:layer="layout" svg:x1="3.6cm" svg:y1="6.4cm" svg:x2="9.6cm" svg:y2="6.4cm">
          <text:p/>
        </draw:line>
        <draw:line draw:style-name="gr23" draw:text-style-name="P1" draw:layer="layout" svg:x1="3.6cm" svg:y1="6.8cm" svg:x2="9.6cm" svg:y2="6.8cm">
          <text:p/>
        </draw:line>
        <draw:line draw:style-name="gr22" draw:text-style-name="P1" draw:layer="layout" svg:x1="3.6cm" svg:y1="7.2cm" svg:x2="9.6cm" svg:y2="7.2cm">
          <text:p/>
        </draw:line>
        <draw:line draw:style-name="gr22" draw:text-style-name="P1" draw:layer="layout" svg:x1="3.6cm" svg:y1="7.6cm" svg:x2="9.6cm" svg:y2="7.6cm">
          <text:p/>
        </draw:line>
        <draw:circle draw:style-name="gr24" draw:text-style-name="P1" draw:layer="layout" svg:width="3cm" svg:height="3cm" svg:x="8cm" svg:y="5.5cm">
          <text:p/>
        </draw:circle>
        <draw:line draw:style-name="gr24" draw:text-style-name="P1" draw:layer="layout" svg:x1="8.8cm" svg:y1="6cm" svg:x2="10.3cm" svg:y2="8cm">
          <text:p/>
        </draw:line>
        <draw:line draw:style-name="gr24" draw:text-style-name="P1" draw:layer="layout" svg:x1="10.3cm" svg:y1="6cm" svg:x2="8.8cm" svg:y2="8cm">
          <text:p/>
        </draw:line>
        <draw:circle draw:style-name="gr24" draw:text-style-name="P1" draw:layer="layout" svg:width="1.5cm" svg:height="1.5cm" svg:x="14cm" svg:y="4cm">
          <text:p/>
        </draw:circle>
        <draw:circle draw:style-name="gr24" draw:text-style-name="P1" draw:layer="layout" svg:width="1.5cm" svg:height="1.5cm" svg:x="14cm" svg:y="6.7cm">
          <text:p/>
        </draw:circle>
        <draw:frame draw:style-name="gr13" draw:text-style-name="P7" draw:layer="layout" svg:width="0.739cm" svg:height="0.725cm" svg:x="3cm" svg:y="6cm">
          <draw:text-box>
            <text:p><text:span text:style-name="T12">1</text:span></text:p>
          </draw:text-box>
        </draw:frame>
        <draw:frame draw:style-name="gr13" draw:text-style-name="P7" draw:layer="layout" svg:width="0.739cm" svg:height="0.725cm" svg:x="3cm" svg:y="6.4cm">
          <draw:text-box>
            <text:p><text:span text:style-name="T12">2</text:span></text:p>
          </draw:text-box>
        </draw:frame>
        <draw:frame draw:style-name="gr13" draw:text-style-name="P7" draw:layer="layout" svg:width="0.739cm" svg:height="0.725cm" svg:x="3cm" svg:y="6.775cm">
          <draw:text-box>
            <text:p><text:span text:style-name="T12">3</text:span></text:p>
          </draw:text-box>
        </draw:frame>
        <draw:frame draw:style-name="gr13" draw:text-style-name="P7" draw:layer="layout" svg:width="0.739cm" svg:height="0.725cm" svg:x="3cm" svg:y="7.175cm">
          <draw:text-box>
            <text:p><text:span text:style-name="T12">4</text:span></text:p>
          </draw:text-box>
        </draw:frame>
        <draw:frame draw:style-name="gr13" draw:layer="layout" svg:width="1.416cm" svg:height="0.963cm" svg:x="3.984cm" svg:y="8.537cm">
          <draw:text-box>
            <text:p>HD</text:p>
          </draw:text-box>
        </draw:frame>
        <draw:line draw:style-name="gr25" draw:text-style-name="P1" draw:layer="layout" svg:x1="4.7cm" svg:y1="8.7cm" svg:x2="4.7cm" svg:y2="7.7cm">
          <text:p/>
        </draw:line>
        <draw:frame draw:style-name="gr13" draw:layer="layout" svg:width="2.932cm" svg:height="0.963cm" svg:x="15.368cm" svg:y="4.337cm">
          <draw:text-box>
            <text:p>Wireless</text:p>
          </draw:text-box>
        </draw:frame>
        <draw:frame draw:style-name="gr13" draw:layer="layout" svg:width="2.225cm" svg:height="0.963cm" svg:x="15.375cm" svg:y="6.937cm">
          <draw:text-box>
            <text:p>Filaire</text:p>
          </draw:text-box>
        </draw:frame>
      </draw:page>
      <draw:page draw:name="page6" draw:style-name="dp1" draw:master-page-name="Standard">
        <draw:rect draw:style-name="gr26" draw:text-style-name="P1" draw:layer="layout" svg:width="1.5cm" svg:height="1cm" svg:x="2cm" svg:y="3.5cm">
          <text:p/>
        </draw:rect>
        <draw:rect draw:style-name="gr26" draw:text-style-name="P1" draw:layer="layout" svg:width="1.5cm" svg:height="1cm" svg:x="4cm" svg:y="3.5cm">
          <text:p/>
        </draw:rect>
        <draw:rect draw:style-name="gr26" draw:text-style-name="P1" draw:layer="layout" svg:width="1.5cm" svg:height="1cm" svg:x="6cm" svg:y="3.5cm">
          <text:p/>
        </draw:rect>
        <draw:rect draw:style-name="gr26" draw:text-style-name="P1" draw:layer="layout" svg:width="1.5cm" svg:height="1cm" svg:x="8cm" svg:y="3.5cm">
          <text:p/>
        </draw:rect>
        <draw:rect draw:style-name="gr27" draw:text-style-name="P1" draw:layer="layout" svg:width="1.5cm" svg:height="1cm" svg:x="12cm" svg:y="3.5cm">
          <text:p text:style-name="P1">FEC</text:p>
        </draw:rect>
        <draw:path draw:style-name="gr12" draw:text-style-name="P1" draw:layer="layout" svg:width="9.999cm" svg:height="1.499cm" svg:x="3cm" svg:y="4.5cm" svg:viewBox="0 0 10000 1500" svg:d="m0 0c0 0 2509 1500 4000 1500s6000-1500 6000-1500">
          <text:p/>
        </draw:path>
        <draw:path draw:style-name="gr12" draw:text-style-name="P1" draw:layer="layout" svg:width="7.999cm" svg:height="0.999cm" svg:x="5cm" svg:y="4.5cm" svg:viewBox="0 0 8000 1000" svg:d="m0 0c0 0 1946 1000 3000 1000s5000-1000 5000-1000">
          <text:p/>
        </draw:path>
        <draw:path draw:style-name="gr12" draw:text-style-name="P1" draw:layer="layout" svg:width="5.999cm" svg:height="0.499cm" svg:x="7cm" svg:y="4.5cm" svg:viewBox="0 0 6000 500" svg:d="m0 0c0 0 1313 500 2000 500s4000-500 4000-500">
          <text:p/>
        </draw:path>
        <draw:path draw:style-name="gr12" draw:text-style-name="P1" draw:layer="layout" svg:width="4.101cm" svg:height="0.499cm" svg:x="8.898cm" svg:y="4.5cm" svg:viewBox="0 0 4102 500" svg:d="m102 0c0 0-229 446 0 500 500 0 4000-500 4000-500">
          <text:p/>
        </draw:path>
        <draw:line draw:style-name="gr28" draw:text-style-name="P1" draw:layer="layout" svg:x1="2cm" svg:y1="3cm" svg:x2="9.5cm" svg:y2="3cm">
          <text:p/>
        </draw:line>
        <draw:frame draw:style-name="gr13" draw:layer="layout" svg:width="0.853cm" svg:height="0.963cm" svg:x="5.5cm" svg:y="2.037cm">
          <draw:text-box>
            <text:p>n</text:p>
          </draw:text-box>
        </draw:frame>
      </draw:page>
      <draw:page draw:name="page7" draw:style-name="dp1" draw:master-page-name="Standard">
        <draw:rect draw:style-name="gr26" draw:text-style-name="P1" draw:layer="layout" svg:width="1.5cm" svg:height="1cm" svg:x="2cm" svg:y="3.5cm">
          <text:p/>
        </draw:rect>
        <draw:rect draw:style-name="gr26" draw:text-style-name="P1" draw:layer="layout" svg:width="1.5cm" svg:height="1cm" svg:x="4cm" svg:y="3.5cm">
          <text:p/>
        </draw:rect>
        <draw:rect draw:style-name="gr26" draw:text-style-name="P1" draw:layer="layout" svg:width="1.5cm" svg:height="1cm" svg:x="8cm" svg:y="3.5cm">
          <text:p/>
        </draw:rect>
        <draw:rect draw:style-name="gr26" draw:text-style-name="P1" draw:layer="layout" svg:width="1.5cm" svg:height="1cm" svg:x="10cm" svg:y="3.5cm">
          <text:p/>
        </draw:rect>
        <draw:rect draw:style-name="gr26" draw:text-style-name="P1" draw:layer="layout" svg:width="1.5cm" svg:height="1cm" svg:x="12cm" svg:y="3.5cm">
          <text:p/>
        </draw:rect>
        <draw:rect draw:style-name="gr26" draw:text-style-name="P1" draw:layer="layout" svg:width="1.5cm" svg:height="1cm" svg:x="16cm" svg:y="3.5cm">
          <text:p/>
        </draw:rect>
        <draw:frame draw:style-name="gr13" draw:layer="layout" svg:width="1.035cm" svg:height="0.963cm" svg:x="6.465cm" svg:y="3.537cm">
          <draw:text-box>
            <text:p>...</text:p>
          </draw:text-box>
        </draw:frame>
        <draw:frame draw:style-name="gr13" draw:layer="layout" svg:width="1.035cm" svg:height="0.963cm" svg:x="14.365cm" svg:y="3.537cm">
          <draw:text-box>
            <text:p>...</text:p>
          </draw:text-box>
        </draw:frame>
        <draw:line draw:style-name="gr28" draw:text-style-name="P1" draw:layer="layout" svg:x1="2cm" svg:y1="3cm" svg:x2="9.5cm" svg:y2="3cm">
          <text:p/>
        </draw:line>
        <draw:line draw:style-name="gr28" draw:text-style-name="P1" draw:layer="layout" svg:x1="10cm" svg:y1="3cm" svg:x2="17.5cm" svg:y2="3cm">
          <text:p/>
        </draw:line>
        <draw:frame draw:style-name="gr13" draw:layer="layout" svg:width="0.82cm" svg:height="0.963cm" svg:x="5.18cm" svg:y="2.037cm">
          <draw:text-box>
            <text:p>k</text:p>
          </draw:text-box>
        </draw:frame>
        <draw:line draw:style-name="gr28" draw:text-style-name="P1" draw:layer="layout" svg:x1="2cm" svg:y1="5.5cm" svg:x2="17.5cm" svg:y2="5.5cm">
          <text:p/>
        </draw:line>
        <draw:frame draw:style-name="gr13" draw:layer="layout" svg:width="0.853cm" svg:height="0.963cm" svg:x="9.147cm" svg:y="5.537cm">
          <draw:text-box>
            <text:p>n</text:p>
          </draw:text-box>
        </draw:frame>
        <draw:frame draw:style-name="gr13" draw:layer="layout" svg:width="1.738cm" svg:height="0.963cm" svg:x="13.062cm" svg:y="2.037cm">
          <draw:text-box>
            <text:p>n - k</text:p>
          </draw:text-box>
        </draw:frame>
      </draw:page>
      <draw:page draw:name="page8" draw:style-name="dp1" draw:master-page-name="Standard">
        <draw:frame draw:style-name="standard" draw:layer="layout" svg:width="4.351cm" svg:height="1.063cm" svg:x="2.185cm" svg:y="5.07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26" draw:text-style-name="P1" draw:layer="layout" svg:x1="6.5cm" svg:y1="5.1cm" svg:x2="6.5cm" svg:y2="6.1cm">
          <text:p/>
        </draw:line>
        <draw:circle draw:style-name="gr29" draw:text-style-name="P1" draw:layer="layout" svg:width="1.5cm" svg:height="1.5cm" svg:x="6.8cm" svg:y="4.9cm">
          <text:p/>
        </draw:circle>
        <draw:rect draw:style-name="gr26" draw:text-style-name="P1" draw:layer="layout" svg:width="1cm" svg:height="0.5cm" svg:x="2.6cm" svg:y="4.3cm">
          <text:p/>
        </draw:rect>
        <draw:frame draw:style-name="gr13" draw:text-style-name="P4" draw:layer="layout" svg:width="1.747cm" svg:height="0.839cm" svg:x="2.5cm" svg:y="3.561cm">
          <draw:text-box>
            <text:p><text:span text:style-name="T5">k bits</text:span></text:p>
          </draw:text-box>
        </draw:frame>
        <draw:polyline draw:style-name="gr12" draw:text-style-name="P1" draw:layer="layout" svg:width="2.235cm" svg:height="0.894cm" draw:transform="rotate (-0.463733982255992) translate (2.00008638817306cm 4.49982726095557cm)" svg:viewBox="0 0 2236 895" draw:points="0,0 447,895 2236,0">
          <text:p/>
        </draw:polyline>
        <draw:line draw:style-name="gr26" draw:text-style-name="P1" draw:layer="layout" svg:x1="2cm" svg:y1="4.5cm" svg:x2="2.5cm" svg:y2="4.5cm">
          <text:p/>
        </draw:line>
        <draw:frame draw:style-name="standard" draw:layer="layout" svg:width="4.351cm" svg:height="1.063cm" svg:x="6.778cm" svg:y="10.00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6">
                <text:p text:style-name="P8"><text:s/>| | | | | |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6" draw:text-style-name="P1" draw:layer="layout" svg:x1="11.111cm" svg:y1="10.039cm" svg:x2="11.111cm" svg:y2="11.039cm">
          <text:p/>
        </draw:line>
        <draw:circle draw:style-name="gr29" draw:text-style-name="P1" draw:layer="layout" svg:width="1.5cm" svg:height="1.5cm" svg:x="11.411cm" svg:y="9.839cm">
          <text:p/>
        </draw:circle>
        <draw:rect draw:style-name="gr26" draw:text-style-name="P1" draw:layer="layout" svg:width="1cm" svg:height="0.5cm" svg:x="7.211cm" svg:y="9.239cm">
          <text:p/>
        </draw:rect>
        <draw:frame draw:style-name="gr13" draw:text-style-name="P4" draw:layer="layout" svg:width="1.747cm" svg:height="0.839cm" svg:x="7.111cm" svg:y="8.5cm">
          <draw:text-box>
            <text:p><text:span text:style-name="T5">k bits</text:span></text:p>
          </draw:text-box>
        </draw:frame>
        <draw:polyline draw:style-name="gr12" draw:text-style-name="P1" draw:layer="layout" svg:width="2.235cm" svg:height="0.894cm" draw:transform="rotate (-0.463733982255992) translate (6.61108638817306cm 9.43882726095557cm)" svg:viewBox="0 0 2236 895" draw:points="0,0 447,895 2236,0">
          <text:p/>
        </draw:polyline>
        <draw:line draw:style-name="gr26" draw:text-style-name="P1" draw:layer="layout" svg:x1="6.611cm" svg:y1="9.439cm" svg:x2="7.111cm" svg:y2="9.439cm">
          <text:p/>
        </draw:line>
        <draw:line draw:style-name="gr12" draw:text-style-name="P1" draw:layer="layout" svg:x1="9.1cm" svg:y1="12.1cm" svg:x2="9.1cm" svg:y2="11.1cm">
          <text:p/>
        </draw:line>
        <draw:frame draw:style-name="gr13" draw:layer="layout" svg:width="0.68cm" svg:height="0.963cm" svg:x="8.5cm" svg:y="11.537cm">
          <draw:text-box>
            <text:p>f</text:p>
          </draw:text-box>
        </draw:frame>
      </draw:page>
      <draw:page draw:name="page9" draw:style-name="dp1" draw:master-page-name="Standard">
        <draw:line draw:style-name="gr12" draw:text-style-name="P1" draw:layer="layout" svg:x1="3.5cm" svg:y1="15cm" svg:x2="3.5cm" svg:y2="10.5cm">
          <text:p/>
        </draw:line>
        <draw:line draw:style-name="gr30" draw:text-style-name="P1" draw:layer="layout" svg:x1="3cm" svg:y1="14.5cm" svg:x2="11cm" svg:y2="14.5cm">
          <text:p/>
        </draw:line>
        <draw:rect draw:style-name="gr31" draw:text-style-name="P1" draw:layer="layout" svg:width="5.5cm" svg:height="3cm" svg:x="3.5cm" svg:y="11.5cm">
          <text:p/>
        </draw:rect>
        <draw:rect draw:style-name="gr32" draw:text-style-name="P1" draw:layer="layout" svg:width="1.5cm" svg:height="2cm" svg:x="5cm" svg:y="11.5cm">
          <text:p/>
        </draw:rect>
        <draw:frame draw:style-name="gr13" draw:layer="layout" svg:width="1.844cm" svg:height="0.963cm" svg:x="1.156cm" svg:y="10.037cm">
          <draw:text-box>
            <text:p>GPS</text:p>
          </draw:text-box>
        </draw:frame>
        <draw:line draw:style-name="gr12" draw:text-style-name="P1" draw:layer="layout" svg:x1="4cm" svg:y1="10.5cm" svg:x2="3.5cm" svg:y2="11.5cm">
          <text:p/>
        </draw:line>
        <draw:line draw:style-name="gr12" draw:text-style-name="P1" draw:layer="layout" svg:x1="5cm" svg:y1="10.5cm" svg:x2="5cm" svg:y2="11.5cm">
          <text:p/>
        </draw:line>
        <draw:frame draw:style-name="gr13" draw:layer="layout" svg:width="0.642cm" svg:height="0.963cm" svg:x="3.758cm" svg:y="9.6cm">
          <draw:text-box>
            <text:p>j</text:p>
          </draw:text-box>
        </draw:frame>
        <draw:frame draw:style-name="gr13" draw:layer="layout" svg:width="0.642cm" svg:height="0.963cm" svg:x="4.7cm" svg:y="9.737cm">
          <draw:text-box>
            <text:p>i</text:p>
          </draw:text-box>
        </draw:frame>
        <draw:frame draw:style-name="gr13" draw:layer="layout" svg:width="0.959cm" svg:height="0.963cm" svg:x="2.541cm" svg:y="11.037cm">
          <draw:text-box>
            <text:p>C</text:p>
          </draw:text-box>
        </draw:frame>
        <draw:frame draw:style-name="gr13" draw:layer="layout" svg:width="0.883cm" svg:height="1.17cm" svg:x="3.117cm" svg:y="14.83cm">
          <draw:text-box>
            <text:p>t<text:span text:style-name="T13">0</text:span></text:p>
          </draw:text-box>
        </draw:frame>
        <draw:frame draw:style-name="gr13" draw:text-style-name="P10" draw:layer="layout" svg:width="0.786cm" svg:height="0.963cm" svg:x="4.6cm" svg:y="14.5cm">
          <draw:text-box>
            <text:p text:style-name="P9"><text:span text:style-name="T14">ε</text:span></text:p>
          </draw:text-box>
        </draw:frame>
        <draw:line draw:style-name="gr33" draw:text-style-name="P1" draw:layer="layout" svg:x1="5cm" svg:y1="13cm" svg:x2="5cm" svg:y2="14.5cm">
          <text:p/>
        </draw:line>
        <draw:line draw:style-name="gr33" draw:text-style-name="P1" draw:layer="layout" svg:x1="6.5cm" svg:y1="13cm" svg:x2="6.5cm" svg:y2="14.5cm">
          <text:p/>
        </draw:line>
        <draw:frame draw:style-name="gr13" draw:layer="layout" svg:width="0.883cm" svg:height="1.17cm" svg:x="6.117cm" svg:y="14.83cm">
          <draw:text-box>
            <text:p>t<text:span text:style-name="T13">1</text:span></text:p>
          </draw:text-box>
        </draw:frame>
        <draw:frame draw:style-name="gr13" draw:layer="layout" svg:width="0.883cm" svg:height="1.17cm" svg:x="8.5cm" svg:y="14.83cm">
          <draw:text-box>
            <text:p>t<text:span text:style-name="T13">2</text:span></text:p>
          </draw:text-box>
        </draw:frame>
        <draw:line draw:style-name="gr12" draw:text-style-name="P1" draw:layer="layout" svg:x1="4cm" svg:y1="23cm" svg:x2="4cm" svg:y2="18.5cm">
          <text:p/>
        </draw:line>
        <draw:line draw:style-name="gr30" draw:text-style-name="P1" draw:layer="layout" svg:x1="3.5cm" svg:y1="22.5cm" svg:x2="11.5cm" svg:y2="22.5cm">
          <text:p/>
        </draw:line>
        <draw:rect draw:style-name="gr31" draw:text-style-name="P1" draw:layer="layout" svg:width="4.5cm" svg:height="3cm" svg:x="4cm" svg:y="19.5cm">
          <text:p/>
        </draw:rect>
        <draw:rect draw:style-name="gr32" draw:text-style-name="P1" draw:layer="layout" svg:width="0.5cm" svg:height="3cm" svg:x="8.5cm" svg:y="19.5cm">
          <text:p/>
        </draw:rect>
        <draw:frame draw:style-name="gr13" draw:layer="layout" svg:width="1.988cm" svg:height="0.963cm" svg:x="1.656cm" svg:y="18.037cm">
          <draw:text-box>
            <text:p>WFQ</text:p>
          </draw:text-box>
        </draw:frame>
        <draw:line draw:style-name="gr12" draw:text-style-name="P1" draw:layer="layout" svg:x1="4.5cm" svg:y1="18.5cm" svg:x2="4cm" svg:y2="19.5cm">
          <text:p/>
        </draw:line>
        <draw:line draw:style-name="gr12" draw:text-style-name="P1" draw:layer="layout" svg:x1="5.5cm" svg:y1="18.5cm" svg:x2="5.5cm" svg:y2="19.5cm">
          <text:p/>
        </draw:line>
        <draw:frame draw:style-name="gr13" draw:layer="layout" svg:width="0.642cm" svg:height="0.963cm" svg:x="4.258cm" svg:y="17.6cm">
          <draw:text-box>
            <text:p>j</text:p>
          </draw:text-box>
        </draw:frame>
        <draw:frame draw:style-name="gr13" draw:layer="layout" svg:width="0.642cm" svg:height="0.963cm" svg:x="5.2cm" svg:y="17.737cm">
          <draw:text-box>
            <text:p>i</text:p>
          </draw:text-box>
        </draw:frame>
        <draw:frame draw:style-name="gr13" draw:layer="layout" svg:width="0.959cm" svg:height="0.963cm" svg:x="3.041cm" svg:y="19.037cm">
          <draw:text-box>
            <text:p>C</text:p>
          </draw:text-box>
        </draw:frame>
        <draw:frame draw:style-name="gr13" draw:layer="layout" svg:width="0.883cm" svg:height="1.17cm" svg:x="3.617cm" svg:y="22.83cm">
          <draw:text-box>
            <text:p>t<text:span text:style-name="T13">0</text:span></text:p>
          </draw:text-box>
        </draw:frame>
      </draw:page>
      <draw:page draw:name="page10" draw:style-name="dp1" draw:master-page-name="Standard">
        <draw:line draw:style-name="gr12" draw:text-style-name="P1" draw:layer="layout" svg:x1="4.5cm" svg:y1="15cm" svg:x2="4.5cm" svg:y2="9.5cm">
          <text:p/>
        </draw:line>
        <draw:line draw:style-name="gr12" draw:text-style-name="P1" draw:layer="layout" svg:x1="4cm" svg:y1="14.5cm" svg:x2="13cm" svg:y2="14.5cm">
          <text:p/>
        </draw:line>
        <draw:line draw:style-name="gr34" draw:text-style-name="P1" draw:layer="layout" svg:x1="12cm" svg:y1="12.5cm" svg:x2="6cm" svg:y2="13cm">
          <text:p/>
        </draw:line>
        <draw:frame draw:style-name="gr11" draw:text-style-name="P4" draw:layer="layout" svg:width="1.081cm" svg:height="0.889cm" svg:x="6.5cm" svg:y="10.611cm">
          <draw:text-box>
            <text:p><text:span text:style-name="T5">Ct</text:span></text:p>
          </draw:text-box>
        </draw:frame>
        <draw:frame draw:style-name="gr35" draw:layer="layout" svg:width="3.5cm" svg:height="0.809cm" svg:x="12cm" svg:y="10cm">
          <draw:text-box>
            <text:p><text:span text:style-name="T15">ρ + Δσ + ρt </text:span></text:p>
          </draw:text-box>
        </draw:frame>
        <draw:frame draw:style-name="gr11" draw:text-style-name="P11" draw:layer="layout" svg:width="1.987cm" svg:height="0.856cm" svg:x="12.5cm" svg:y="12cm">
          <draw:text-box>
            <text:p><text:span text:style-name="T16">σ + </text:span><text:span text:style-name="T17">ρ t</text:span></text:p>
          </draw:text-box>
        </draw:frame>
        <draw:polygon draw:style-name="gr36" draw:text-style-name="P1" draw:layer="layout" svg:width="7.499cm" svg:height="1.999cm" svg:x="4.5cm" svg:y="12.5cm" svg:viewBox="0 0 7500 2000" draw:points="0,2000 1500,500 7500,0 7500,2000">
          <text:p/>
        </draw:polygon>
        <draw:polygon draw:style-name="gr37" draw:text-style-name="P1" draw:layer="layout" svg:width="5.999cm" svg:height="2.499cm" svg:x="6cm" svg:y="10.5cm" svg:viewBox="0 0 6000 2500" draw:points="0,2500 2000,500 6000,0 6000,2000">
          <text:p/>
        </draw:polygon>
        <draw:polygon draw:style-name="gr38" draw:text-style-name="P1" draw:layer="layout" svg:width="3.999cm" svg:height="1.499cm" svg:x="8cm" svg:y="9.5cm" svg:viewBox="0 0 4000 1500" draw:points="0,1500 4000,1000 4000,0 1500,0 1000,500">
          <text:p/>
        </draw:polygon>
      </draw:page>
      <draw:page draw:name="page11" draw:style-name="dp1" draw:master-page-name="Standard">
        <draw:line draw:style-name="gr12" draw:text-style-name="P1" draw:layer="layout" svg:x1="4cm" svg:y1="9.5cm" svg:x2="4cm" svg:y2="5cm">
          <text:p/>
        </draw:line>
        <draw:line draw:style-name="gr12" draw:text-style-name="P1" draw:layer="layout" svg:x1="3.5cm" svg:y1="9cm" svg:x2="11.5cm" svg:y2="9cm">
          <text:p/>
        </draw:line>
        <draw:frame draw:style-name="gr13" draw:text-style-name="P12" draw:layer="layout" svg:width="1.298cm" svg:height="0.806cm" svg:x="6.5cm" svg:y="9.194cm">
          <draw:text-box>
            <text:p><text:span text:style-name="T18">min</text:span></text:p>
          </draw:text-box>
        </draw:frame>
        <draw:line draw:style-name="gr39" draw:text-style-name="P1" draw:layer="layout" svg:x1="7cm" svg:y1="9cm" svg:x2="9cm" svg:y2="7.5cm">
          <text:p/>
        </draw:line>
        <draw:line draw:style-name="gr39" draw:text-style-name="P1" draw:layer="layout" svg:x1="9cm" svg:y1="7.5cm" svg:x2="9cm" svg:y2="6cm">
          <text:p/>
        </draw:line>
        <draw:line draw:style-name="gr40" draw:text-style-name="P1" draw:layer="layout" svg:x1="9cm" svg:y1="6cm" svg:x2="10.5cm" svg:y2="6cm">
          <text:p/>
        </draw:line>
        <draw:line draw:style-name="gr12" draw:text-style-name="P1" draw:layer="layout" svg:x1="4cm" svg:y1="14.5cm" svg:x2="4cm" svg:y2="10cm">
          <text:p/>
        </draw:line>
        <draw:line draw:style-name="gr12" draw:text-style-name="P1" draw:layer="layout" svg:x1="3.5cm" svg:y1="14cm" svg:x2="11.5cm" svg:y2="14cm">
          <text:p/>
        </draw:line>
        <draw:frame draw:style-name="gr11" draw:text-style-name="P4" draw:layer="layout" svg:width="0.997cm" svg:height="0.889cm" svg:x="10.9cm" svg:y="5.5cm">
          <draw:text-box>
            <text:p><text:span text:style-name="T5">In</text:span></text:p>
          </draw:text-box>
        </draw:frame>
        <draw:line draw:style-name="gr41" draw:text-style-name="P1" draw:layer="layout" svg:x1="4cm" svg:y1="14cm" svg:x2="5cm" svg:y2="11cm">
          <text:p/>
        </draw:line>
        <draw:line draw:style-name="gr41" draw:text-style-name="P1" draw:layer="layout" svg:x1="5cm" svg:y1="11cm" svg:x2="11cm" svg:y2="11cm">
          <text:p/>
        </draw:line>
        <draw:line draw:style-name="gr42" draw:text-style-name="P1" draw:layer="layout" svg:x1="5cm" svg:y1="11cm" svg:x2="5cm" svg:y2="14cm">
          <text:p/>
        </draw:line>
        <draw:frame draw:style-name="gr43" draw:text-style-name="P13" draw:layer="layout" svg:width="1.411cm" svg:height="0.809cm" svg:x="4.489cm" svg:y="13.991cm">
          <draw:text-box>
            <text:p><text:span text:style-name="T19">max</text:span></text:p>
          </draw:text-box>
        </draw:frame>
        <draw:line draw:style-name="gr44" draw:text-style-name="P1" draw:layer="layout" svg:x1="4cm" svg:y1="6cm" svg:x2="7cm" svg:y2="6cm">
          <text:p/>
        </draw:line>
        <draw:frame draw:style-name="gr43" draw:text-style-name="P13" draw:layer="layout" svg:width="3.156cm" svg:height="0.809cm" svg:x="4cm" svg:y="5.191cm">
          <draw:text-box>
            <text:p><text:span text:style-name="T19">Pas d'impact</text:span></text:p>
          </draw:text-box>
        </draw:frame>
        <draw:frame draw:style-name="gr43" draw:text-style-name="P14" draw:layer="layout" svg:width="2.343cm" svg:height="0.889cm" svg:x="11.157cm" svg:y="10.511cm">
          <draw:text-box>
            <text:p><text:span text:style-name="T20">In + out</text:span></text:p>
          </draw:text-box>
        </draw:frame>
        <draw:line draw:style-name="gr45" draw:text-style-name="P15" draw:layer="layout" svg:x1="7cm" svg:y1="6cm" svg:x2="7cm" svg:y2="9cm">
          <text:p/>
        </draw:line>
        <draw:line draw:style-name="gr46" draw:text-style-name="P15" draw:layer="layout" svg:x1="4.8cm" svg:y1="9cm" svg:x2="4.8cm" svg:y2="14cm">
          <text:p/>
        </draw:line>
        <draw:line draw:style-name="gr47" draw:text-style-name="P15" draw:layer="layout" svg:x1="4.5cm" svg:y1="9.2cm" svg:x2="4cm" svg:y2="9.2cm">
          <text:p/>
        </draw:line>
      </draw:page>
      <draw:page draw:name="page12" draw:style-name="dp1" draw:master-page-name="Standard">
        <draw:frame draw:style-name="gr13" draw:text-style-name="P16" draw:layer="layout" svg:width="0.794cm" svg:height="1.026cm" svg:x="3.706cm" svg:y="6.474cm">
          <draw:text-box>
            <text:p><text:span text:style-name="T21">S</text:span></text:p>
          </draw:text-box>
        </draw:frame>
        <draw:frame draw:style-name="gr13" draw:text-style-name="P16" draw:layer="layout" svg:width="1.713cm" svg:height="1.026cm" svg:x="7.287cm" svg:y="6.5cm">
          <draw:text-box>
            <text:p text:style-name="P16">Root</text:p>
          </draw:text-box>
        </draw:frame>
        <draw:frame draw:style-name="gr13" draw:text-style-name="P16" draw:layer="layout" svg:width="2.119cm" svg:height="1.026cm" svg:x="11.794cm" svg:y="6.474cm">
          <draw:text-box>
            <text:p text:style-name="P16">Group</text:p>
          </draw:text-box>
        </draw:frame>
        <draw:line draw:style-name="gr12" draw:text-style-name="P17" draw:layer="layout" svg:x1="5cm" svg:y1="7cm" svg:x2="7cm" svg:y2="7cm">
          <text:p/>
        </draw:line>
        <draw:line draw:style-name="gr12" draw:text-style-name="P17" draw:layer="layout" svg:x1="9cm" svg:y1="7cm" svg:x2="11.5cm" svg:y2="7cm">
          <text:p/>
        </draw:line>
        <draw:line draw:style-name="gr12" draw:text-style-name="P17" draw:layer="layout" svg:x1="9cm" svg:y1="7cm" svg:x2="11.5cm" svg:y2="6cm">
          <text:p/>
        </draw:line>
        <draw:line draw:style-name="gr12" draw:text-style-name="P17" draw:layer="layout" svg:x1="9cm" svg:y1="7cm" svg:x2="11.5cm" svg:y2="8cm">
          <text:p/>
        </draw:line>
        <draw:frame draw:style-name="standard" draw:layer="layout" svg:width="13.309cm" svg:height="0.768cm" svg:x="2.69cm" svg:y="11.10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7">
              <table:table-cell>
                <text:p text:style-name="P18">Root</text:p>
              </table:table-cell>
              <table:table-cell>
                <text:p text:style-name="P18">S</text:p>
              </table:table-cell>
              <table:table-cell>
                <text:p text:style-name="P18">payload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072cm" svg:height="0.768cm" svg:x="6.927cm" svg:y="9.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3" table:default-cell-style-name="ce7">
              <table:table-cell>
                <text:p text:style-name="P18">Group</text:p>
              </table:table-cell>
              <table:table-cell>
                <text:p text:style-name="P18">S</text:p>
              </table:table-cell>
              <table:table-cell>
                <text:p text:style-name="P18">payload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3" draw:text-style-name="P19" draw:layer="layout" svg:width="2.195cm" svg:height="0.64cm" svg:x="2.5cm" svg:y="10.5cm">
          <draw:text-box>
            <text:p text:style-name="P16"><text:span text:style-name="T22">destination</text:span></text:p>
          </draw:text-box>
        </draw:frame>
        <draw:frame draw:style-name="gr13" draw:text-style-name="P19" draw:layer="layout" svg:width="1.56cm" svg:height="0.64cm" svg:x="5cm" svg:y="10.5cm">
          <draw:text-box>
            <text:p text:style-name="P16"><text:span text:style-name="T22">source</text:span></text:p>
          </draw:text-box>
        </draw:frame>
        <draw:frame draw:style-name="gr13" draw:text-style-name="P19" draw:layer="layout" svg:width="2.195cm" svg:height="0.64cm" svg:x="6.805cm" svg:y="8.5cm">
          <draw:text-box>
            <text:p text:style-name="P16"><text:span text:style-name="T22">destination</text:span></text:p>
          </draw:text-box>
        </draw:frame>
        <draw:frame draw:style-name="gr13" draw:text-style-name="P19" draw:layer="layout" svg:width="1.56cm" svg:height="0.64cm" svg:x="9cm" svg:y="8.5cm">
          <draw:text-box>
            <text:p text:style-name="P16"><text:span text:style-name="T22">source</text:span></text:p>
          </draw:text-box>
        </draw:frame>
        <draw:frame draw:style-name="gr13" draw:text-style-name="P16" draw:layer="layout" svg:width="3.495cm" svg:height="1.026cm" svg:x="16.5cm" svg:y="9cm">
          <draw:text-box>
            <text:p text:style-name="P16">IP multicast</text:p>
          </draw:text-box>
        </draw:frame>
        <draw:frame draw:style-name="gr13" draw:text-style-name="P16" draw:layer="layout" svg:width="2.966cm" svg:height="1.026cm" svg:x="16.5cm" svg:y="11cm">
          <draw:text-box>
            <text:p text:style-name="P16">IP unicast</text:p>
          </draw:text-box>
        </draw:frame>
        <draw:line draw:style-name="gr12" draw:text-style-name="P17" draw:layer="layout" svg:x1="11cm" svg:y1="10cm" svg:x2="11cm" svg:y2="11cm">
          <text:p/>
        </draw:line>
        <draw:line draw:style-name="gr48" draw:text-style-name="P17" draw:layer="layout" svg:x1="6cm" svg:y1="7cm" svg:x2="6cm" svg:y2="10.5cm">
          <text:p/>
        </draw:line>
        <draw:line draw:style-name="gr48" draw:text-style-name="P17" draw:layer="layout" svg:x1="10cm" svg:y1="7.5cm" svg:x2="10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an-Philippe Collette</meta:initial-creator>
    <meta:creation-date>2011-11-01T21:48:43.78</meta:creation-date>
    <dc:date>2011-12-24T16:26:59.34</dc:date>
    <dc:creator>Jean-Philippe Collette</dc:creator>
    <meta:editing-duration>PT7H52M32S</meta:editing-duration>
    <meta:editing-cycles>26</meta:editing-cycles>
    <meta:generator>OpenOffice.org/3.3$Win32 OpenOffice.org_project/330m20$Build-9567</meta:generator>
    <meta:document-statistic meta:object-count="200"/>
  </office:meta>
</office:document-meta>
</file>